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letter-spacing="normal" officeooo:rsid="016302c9" officeooo:paragraph-rsid="0291fd27" style:font-name-asian="arial" style:font-size-asian="9pt" style:font-style-asian="normal" style:font-weight-asian="normal"/>
    </style:style>
    <style:style style:name="P2" style:family="paragraph" style:parent-style-name="Preformatted_20_Text">
      <style:text-properties fo:font-variant="normal" fo:text-transform="none" fo:color="#000000" fo:letter-spacing="normal" officeooo:rsid="016302c9" officeooo:paragraph-rsid="04659e3b" style:font-name-asian="arial" style:font-size-asian="9pt" style:font-style-asian="normal" style:font-weight-asian="normal"/>
    </style:style>
    <style:style style:name="P3" style:family="paragraph" style:parent-style-name="Preformatted_20_Text">
      <style:text-properties fo:color="#000000" officeooo:rsid="001447a3" officeooo:paragraph-rsid="00155c34"/>
    </style:style>
    <style:style style:name="P4" style:family="paragraph" style:parent-style-name="Preformatted_20_Text">
      <style:text-properties fo:color="#000000" officeooo:rsid="001447a3" officeooo:paragraph-rsid="02913a47"/>
    </style:style>
    <style:style style:name="P5" style:family="paragraph" style:parent-style-name="Preformatted_20_Text">
      <style:text-properties fo:color="#000000" officeooo:rsid="001447a3" officeooo:paragraph-rsid="00278f20"/>
    </style:style>
    <style:style style:name="P6" style:family="paragraph" style:parent-style-name="Preformatted_20_Text">
      <style:text-properties fo:color="#000000" officeooo:rsid="001447a3" officeooo:paragraph-rsid="00423e0f"/>
    </style:style>
    <style:style style:name="P7" style:family="paragraph" style:parent-style-name="Preformatted_20_Text">
      <style:text-properties fo:color="#000000" officeooo:rsid="001447a3" officeooo:paragraph-rsid="00549b3a"/>
    </style:style>
    <style:style style:name="P8" style:family="paragraph" style:parent-style-name="Preformatted_20_Text">
      <style:text-properties fo:color="#000000" officeooo:rsid="001447a3" officeooo:paragraph-rsid="00566f22"/>
    </style:style>
    <style:style style:name="P9" style:family="paragraph" style:parent-style-name="Preformatted_20_Text">
      <style:text-properties fo:color="#000000" officeooo:rsid="001447a3" officeooo:paragraph-rsid="0058842e"/>
    </style:style>
    <style:style style:name="P10" style:family="paragraph" style:parent-style-name="Preformatted_20_Text">
      <style:text-properties fo:color="#000000" officeooo:rsid="001447a3" officeooo:paragraph-rsid="0384ddfa"/>
    </style:style>
    <style:style style:name="P11" style:family="paragraph" style:parent-style-name="Preformatted_20_Text">
      <style:text-properties fo:color="#000000" officeooo:rsid="001447a3" officeooo:paragraph-rsid="04112b7f"/>
    </style:style>
    <style:style style:name="P12" style:family="paragraph" style:parent-style-name="Preformatted_20_Text">
      <style:text-properties fo:color="#000000" officeooo:rsid="001447a3" officeooo:paragraph-rsid="04233862"/>
    </style:style>
    <style:style style:name="P13" style:family="paragraph" style:parent-style-name="Preformatted_20_Text">
      <style:text-properties fo:color="#000000" officeooo:rsid="001447a3" officeooo:paragraph-rsid="042bfb17"/>
    </style:style>
    <style:style style:name="P14" style:family="paragraph" style:parent-style-name="Preformatted_20_Text">
      <style:text-properties fo:color="#000000" officeooo:rsid="001447a3" officeooo:paragraph-rsid="042f60fc"/>
    </style:style>
    <style:style style:name="P15" style:family="paragraph" style:parent-style-name="Preformatted_20_Text">
      <style:text-properties fo:color="#000000" officeooo:rsid="001447a3" officeooo:paragraph-rsid="043fcfb4"/>
    </style:style>
    <style:style style:name="P16" style:family="paragraph" style:parent-style-name="Preformatted_20_Text">
      <style:text-properties fo:color="#000000" officeooo:rsid="001447a3" officeooo:paragraph-rsid="044e729a"/>
    </style:style>
    <style:style style:name="P17" style:family="paragraph" style:parent-style-name="Preformatted_20_Text">
      <style:text-properties fo:color="#000000" officeooo:rsid="001447a3" officeooo:paragraph-rsid="0452cb4d"/>
    </style:style>
    <style:style style:name="P18" style:family="paragraph" style:parent-style-name="Preformatted_20_Text">
      <style:text-properties fo:color="#000000" officeooo:rsid="001447a3" officeooo:paragraph-rsid="04542303"/>
    </style:style>
    <style:style style:name="P19" style:family="paragraph" style:parent-style-name="Preformatted_20_Text">
      <style:text-properties fo:color="#000000" officeooo:rsid="001447a3" officeooo:paragraph-rsid="04574bd8"/>
    </style:style>
    <style:style style:name="P20" style:family="paragraph" style:parent-style-name="Preformatted_20_Text">
      <style:text-properties fo:color="#000000" officeooo:rsid="001447a3" officeooo:paragraph-rsid="0457b230"/>
    </style:style>
    <style:style style:name="P21" style:family="paragraph" style:parent-style-name="Preformatted_20_Text">
      <style:text-properties fo:color="#000000" officeooo:rsid="001447a3" officeooo:paragraph-rsid="04581ba9"/>
    </style:style>
    <style:style style:name="P22" style:family="paragraph" style:parent-style-name="Preformatted_20_Text">
      <style:text-properties fo:color="#000000" officeooo:rsid="001447a3" officeooo:paragraph-rsid="045bdaf3"/>
    </style:style>
    <style:style style:name="P23" style:family="paragraph" style:parent-style-name="Preformatted_20_Text">
      <style:text-properties fo:color="#000000" officeooo:rsid="001447a3" officeooo:paragraph-rsid="0431f08f"/>
    </style:style>
    <style:style style:name="P24" style:family="paragraph" style:parent-style-name="Preformatted_20_Text">
      <style:text-properties fo:color="#000000" officeooo:rsid="001447a3" officeooo:paragraph-rsid="04659e3b"/>
    </style:style>
    <style:style style:name="P25" style:family="paragraph" style:parent-style-name="Preformatted_20_Text">
      <style:text-properties fo:color="#000000" officeooo:rsid="001447a3" officeooo:paragraph-rsid="046bb17c"/>
    </style:style>
    <style:style style:name="P26" style:family="paragraph" style:parent-style-name="Preformatted_20_Text">
      <style:text-properties fo:color="#000000" officeooo:rsid="001447a3" officeooo:paragraph-rsid="046e7dfa"/>
    </style:style>
    <style:style style:name="P27" style:family="paragraph" style:parent-style-name="Preformatted_20_Text">
      <style:text-properties fo:color="#000000" officeooo:rsid="001447a3" officeooo:paragraph-rsid="047903be"/>
    </style:style>
    <style:style style:name="P28" style:family="paragraph" style:parent-style-name="Preformatted_20_Text">
      <style:text-properties fo:color="#000000" officeooo:rsid="001447a3" officeooo:paragraph-rsid="047c6e54"/>
    </style:style>
    <style:style style:name="P29" style:family="paragraph" style:parent-style-name="Preformatted_20_Text">
      <style:text-properties fo:color="#000000" officeooo:rsid="001447a3" officeooo:paragraph-rsid="047dbd2c"/>
    </style:style>
    <style:style style:name="P30" style:family="paragraph" style:parent-style-name="Preformatted_20_Text">
      <style:text-properties fo:color="#000000" officeooo:rsid="001447a3" officeooo:paragraph-rsid="047edee3"/>
    </style:style>
    <style:style style:name="P31" style:family="paragraph" style:parent-style-name="Preformatted_20_Text">
      <style:text-properties fo:color="#000000" officeooo:rsid="001447a3" officeooo:paragraph-rsid="0481437c"/>
    </style:style>
    <style:style style:name="P32" style:family="paragraph" style:parent-style-name="Preformatted_20_Text">
      <style:text-properties fo:color="#000000" officeooo:rsid="042ae460" officeooo:paragraph-rsid="042f60fc"/>
    </style:style>
    <style:style style:name="P33" style:family="paragraph" style:parent-style-name="Preformatted_20_Text">
      <style:text-properties fo:color="#000000" officeooo:rsid="042ae460" officeooo:paragraph-rsid="042dd7e9"/>
    </style:style>
    <style:style style:name="P34" style:family="paragraph" style:parent-style-name="Preformatted_20_Text">
      <style:text-properties fo:color="#000000" officeooo:rsid="042ae460" officeooo:paragraph-rsid="047edee3"/>
    </style:style>
    <style:style style:name="P35" style:family="paragraph" style:parent-style-name="Preformatted_20_Text">
      <style:text-properties fo:color="#000000" officeooo:rsid="042ae460" officeooo:paragraph-rsid="0481437c"/>
    </style:style>
    <style:style style:name="P36" style:family="paragraph" style:parent-style-name="Preformatted_20_Text">
      <style:text-properties fo:color="#000000" style:text-underline-style="none" officeooo:rsid="0140777e" officeooo:paragraph-rsid="018a727c"/>
    </style:style>
    <style:style style:name="P37" style:family="paragraph" style:parent-style-name="Preformatted_20_Text">
      <style:text-properties fo:color="#000000" style:text-underline-style="none" officeooo:rsid="0140777e" officeooo:paragraph-rsid="045d6d05"/>
    </style:style>
    <style:style style:name="P38" style:family="paragraph" style:parent-style-name="Preformatted_20_Text">
      <style:text-properties fo:color="#000000" style:text-underline-style="none" officeooo:rsid="0140777e" officeooo:paragraph-rsid="04659e3b"/>
    </style:style>
    <style:style style:name="P39" style:family="paragraph" style:parent-style-name="Preformatted_20_Text">
      <style:text-properties fo:color="#000000" style:text-underline-style="none" officeooo:rsid="0140777e" officeooo:paragraph-rsid="0473bfc9"/>
    </style:style>
    <style:style style:name="P40" style:family="paragraph" style:parent-style-name="Standard">
      <style:text-properties fo:color="#000000" officeooo:rsid="001447a3" officeooo:paragraph-rsid="003bbfa4"/>
    </style:style>
    <style:style style:name="P41" style:family="paragraph" style:parent-style-name="Standard">
      <style:text-properties fo:color="#000000" officeooo:rsid="001447a3" officeooo:paragraph-rsid="0384ddfa"/>
    </style:style>
    <style:style style:name="P42" style:family="paragraph" style:parent-style-name="Standard">
      <style:text-properties fo:color="#000000" officeooo:rsid="001447a3" officeooo:paragraph-rsid="04574bd8"/>
    </style:style>
    <style:style style:name="P43" style:family="paragraph" style:parent-style-name="Standard">
      <style:text-properties fo:color="#000000" officeooo:rsid="001447a3" officeooo:paragraph-rsid="04581ba9"/>
    </style:style>
    <style:style style:name="P44" style:family="paragraph" style:parent-style-name="Standard">
      <style:text-properties fo:color="#000000" officeooo:rsid="001447a3" officeooo:paragraph-rsid="04659e3b"/>
    </style:style>
    <style:style style:name="P45" style:family="paragraph" style:parent-style-name="Standard">
      <style:text-properties fo:color="#000000" officeooo:rsid="001447a3" officeooo:paragraph-rsid="046bb17c"/>
    </style:style>
    <style:style style:name="P46" style:family="paragraph" style:parent-style-name="Standard">
      <style:text-properties fo:color="#000000" officeooo:rsid="001447a3" officeooo:paragraph-rsid="047903be"/>
    </style:style>
    <style:style style:name="P47" style:family="paragraph" style:parent-style-name="Standard">
      <style:text-properties fo:color="#000000" officeooo:rsid="001447a3" officeooo:paragraph-rsid="047edee3"/>
    </style:style>
    <style:style style:name="P48" style:family="paragraph" style:parent-style-name="Standard">
      <style:text-properties fo:color="#000000" officeooo:rsid="001447a3" officeooo:paragraph-rsid="04800401"/>
    </style:style>
    <style:style style:name="P49" style:family="paragraph" style:parent-style-name="Standard">
      <style:text-properties fo:color="#000000" officeooo:rsid="001447a3" officeooo:paragraph-rsid="04859efb"/>
    </style:style>
    <style:style style:name="P50" style:family="paragraph" style:parent-style-name="Standard">
      <style:text-properties fo:color="#000000" officeooo:rsid="04859efb" officeooo:paragraph-rsid="04859efb"/>
    </style:style>
    <style:style style:name="T1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2" style:family="text">
      <style:text-properties fo:color="#800000"/>
    </style:style>
    <style:style style:name="T3" style:family="text">
      <style:text-properties fo:color="#800000" officeooo:rsid="00529df8"/>
    </style:style>
    <style:style style:name="T4" style:family="text">
      <style:text-properties fo:color="#800000" officeooo:rsid="04114625"/>
    </style:style>
    <style:style style:name="T5" style:family="text">
      <style:text-properties fo:color="#800000" officeooo:rsid="001447a3"/>
    </style:style>
    <style:style style:name="T6" style:family="text">
      <style:text-properties fo:color="#800000" officeooo:rsid="0460e518"/>
    </style:style>
    <style:style style:name="T7" style:family="text">
      <style:text-properties fo:color="#800000" officeooo:rsid="04641eb1"/>
    </style:style>
    <style:style style:name="T8" style:family="text">
      <style:text-properties fo:color="#800000" officeooo:rsid="046bb17c"/>
    </style:style>
    <style:style style:name="T9" style:family="text">
      <style:text-properties fo:color="#800000" officeooo:rsid="047903be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4659e3b" fo:background-color="#ffff00" loext:char-shading-value="0"/>
    </style:style>
    <style:style style:name="T12" style:family="text">
      <style:text-properties fo:background-color="#cc66ff" loext:char-shading-value="0"/>
    </style:style>
    <style:style style:name="T13" style:family="text">
      <style:text-properties officeooo:rsid="035bb671"/>
    </style:style>
    <style:style style:name="T14" style:family="text">
      <style:text-properties officeooo:rsid="0365ad6f"/>
    </style:style>
    <style:style style:name="T15" style:family="text">
      <style:text-properties officeooo:rsid="0384ddfa"/>
    </style:style>
    <style:style style:name="T16" style:family="text">
      <style:text-properties officeooo:rsid="042ae460"/>
    </style:style>
    <style:style style:name="T17" style:family="text">
      <style:text-properties officeooo:rsid="043b09af"/>
    </style:style>
    <style:style style:name="T18" style:family="text">
      <style:text-properties officeooo:rsid="0456c047"/>
    </style:style>
    <style:style style:name="T19" style:family="text">
      <style:text-properties officeooo:rsid="001447a3"/>
    </style:style>
    <style:style style:name="T20" style:family="text">
      <style:text-properties officeooo:rsid="04859e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作者:唐海湘</text:p>
      <text:p text:style-name="P3"/>
      <text:p text:style-name="P3">模块名:应交税金模块</text:p>
      <text:p text:style-name="P16"><text:tab/><text:span text:style-name="T12">导航下拉名_1:应交税金</text:span></text:p>
      <text:p text:style-name="P16"><text:tab/><text:tab/><text:span text:style-name="T10">导航名_1:应交税金</text:span></text:p>
      <text:p text:style-name="P3"><text:tab/><text:tab/><text:tab/><text:span text:style-name="T2">功能名字_1:</text:span>列表 <text:s/>功能类型:网格 (有网格)</text:p>
      <text:p text:style-name="P4"><text:tab/><text:tab/><text:tab/><text:tab/><text:span text:style-name="T1">加上一个字段 ：id <text:s/>文本框 <text:s text:c="3"/>设置隐藏</text:span></text:p>
      <text:p text:style-name="P3"><text:tab/><text:tab/><text:tab/><text:tab/>字段名称_1:公司</text:p>
      <text:p text:style-name="P3"><text:tab/><text:tab/><text:tab/><text:tab/>字段名称_2:日期</text:p>
      <text:p text:style-name="P5"><text:tab/><text:tab/><text:tab/><text:tab/>字段名称_3:税种</text:p>
      <text:p text:style-name="P41"><text:tab/><text:tab/><text:tab/><text:tab/>字段名称_<text:span text:style-name="T13">4</text:span>:税率</text:p>
      <text:p text:style-name="P10"><text:tab/><text:tab/><text:tab/><text:tab/>字段名称_<text:span text:style-name="T13">5</text:span>:目标税金</text:p>
      <text:p text:style-name="P10"><text:tab/><text:tab/><text:tab/><text:tab/>字段名称_<text:span text:style-name="T14">6</text:span>:计划税金</text:p>
      <text:p text:style-name="P10"><text:tab/><text:tab/><text:tab/><text:tab/>字段名称_<text:span text:style-name="T14">7</text:span>:实际税金</text:p>
      <text:p text:style-name="P11"><text:tab/><text:tab/><text:tab/><text:tab/>字段名称_<text:span text:style-name="T17">8:比率</text:span></text:p>
      <text:p text:style-name="P11"><text:tab/><text:tab/><text:tab/><text:tab/>字段名称_<text:span text:style-name="T17">9:差额</text:span></text:p>
      <text:p text:style-name="P36"/>
      <text:p text:style-name="P37"><text:tab/><text:tab/><text:tab/><text:span text:style-name="T5">功能名称_2:搜索</text:span><text:span text:style-name="T19"> 功能类型:编辑 </text:span></text:p>
      <text:p text:style-name="P37"><text:tab/><text:tab/><text:tab/><text:tab/>搜索<text:span text:style-name="T19">字段_1:公司<text:tab/> <text:s text:c="6"/><text:tab/>标签类型:文本框 非必填 </text:span></text:p>
      <text:p text:style-name="P3"><text:tab/><text:tab/></text:p>
      <text:p text:style-name="P3"><text:tab/><text:tab/><text:tab/><text:span text:style-name="T2">功能名称_2:</text:span>添加 功能类型:编辑 </text:p>
      <text:p text:style-name="P18"><text:tab/><text:tab/><text:tab/><text:tab/><text:bookmark-start text:name="__DdeLink__25257_1631453286"/>字段名称_1:公司<text:span text:style-name="T15"><text:tab/> <text:s text:c="6"/><text:tab/></text:span>标签类型:文本框 必填 <text:bookmark-end text:name="__DdeLink__25257_1631453286"/></text:p>
      <text:p text:style-name="P28"><text:tab/><text:tab/><text:tab/><text:tab/>字段名称_1:日期<text:span text:style-name="T15"><text:tab/> <text:s text:c="6"/><text:tab/></text:span>标签类型:日期框 <text:s text:c="2"/>必填</text:p>
      <text:p text:style-name="P17"><text:tab/><text:tab/><text:tab/><text:tab/>字段名称_2:<text:bookmark-start text:name="__DdeLink__8323_1631453286"/>税种<text:bookmark-end text:name="__DdeLink__8323_1631453286"/><text:span text:style-name="T15"> <text:s text:c="7"/><text:tab/></text:span>标签类型:文本框 必填 </text:p>
      <text:p text:style-name="P17"><text:tab/><text:tab/><text:tab/><text:tab/>字段名称_3:<text:bookmark-start text:name="__DdeLink__8325_1631453286"/>税率<text:bookmark-end text:name="__DdeLink__8325_1631453286"/><text:span text:style-name="T15"> <text:s text:c="6"/><text:tab/><text:tab/></text:span>标签类型:数字框 非必填 默认<text:span text:style-name="T18">0.00</text:span></text:p>
      <text:p text:style-name="P42"><text:tab/><text:tab/><text:tab/><text:tab/>字段名称_<text:span text:style-name="T13">4</text:span>:<text:bookmark-start text:name="__DdeLink__8327_1631453286"/>目标税金<text:bookmark-end text:name="__DdeLink__8327_1631453286"/><text:tab/><text:tab/><text:span text:style-name="T15"> <text:s text:c="6"/></text:span>标签类型:数字框 非必填 默认<text:span text:style-name="T18">0.00</text:span></text:p>
      <text:p text:style-name="P19"><text:tab/><text:tab/><text:tab/><text:tab/>字段名称_<text:span text:style-name="T13">5</text:span>:<text:bookmark-start text:name="__DdeLink__8329_1631453286"/>计划税金<text:bookmark-end text:name="__DdeLink__8329_1631453286"/><text:span text:style-name="T15"> <text:s text:c="7"/></text:span>标签类型:数字框 非必填 默认<text:span text:style-name="T18">0.00</text:span></text:p>
      <text:p text:style-name="P20"><text:tab/><text:tab/><text:tab/><text:tab/>字段名称_<text:span text:style-name="T14">6</text:span>:<text:bookmark-start text:name="__DdeLink__8331_1631453286"/>实际税金<text:bookmark-end text:name="__DdeLink__8331_1631453286"/><text:tab/><text:tab/><text:tab/> 标签类型:数字框 非必填 默认<text:span text:style-name="T18">0.00</text:span></text:p>
      <text:p text:style-name="P3"><text:tab/><text:tab/><text:tab/><text:tab/></text:p>
      <text:p text:style-name="P40"><text:tab/><text:tab/><text:tab/><text:span text:style-name="T2">功能名称_3</text:span>:编辑 功能类型:编辑</text:p>
      <text:p text:style-name="P1"><text:tab/><text:tab/><text:tab/><text:tab/>加上一个字段 ：id <text:s/>文本框 <text:s text:c="3"/>设置隐藏</text:p>
      <text:p text:style-name="P21"><text:tab/><text:tab/><text:tab/><text:tab/>字段名称_1:公司<text:span text:style-name="T15"><text:tab/> <text:s text:c="6"/><text:tab/></text:span>标签类型:文本框 必填 </text:p>
      <text:p text:style-name="P28"><text:tab/><text:tab/><text:tab/><text:tab/>字段名称_1:日期<text:span text:style-name="T15"><text:tab/> <text:s text:c="6"/><text:tab/></text:span>标签类型:日期框 <text:s text:c="2"/>必填</text:p>
      <text:p text:style-name="P21"><text:tab/><text:tab/><text:tab/><text:tab/>字段名称_2:<text:bookmark-start text:name="__DdeLink__8323_16314532861"/>税种<text:bookmark-end text:name="__DdeLink__8323_16314532861"/><text:span text:style-name="T15"> <text:s text:c="7"/><text:tab/></text:span>标签类型:文本框 必填 </text:p>
      <text:p text:style-name="P21"><text:tab/><text:tab/><text:tab/><text:tab/>字段名称_3:<text:bookmark-start text:name="__DdeLink__8325_16314532861"/>税率<text:bookmark-end text:name="__DdeLink__8325_16314532861"/><text:span text:style-name="T15"> <text:s text:c="6"/><text:tab/><text:tab/></text:span>标签类型:数字框 非必填 默认<text:span text:style-name="T18">0.00</text:span></text:p>
      <text:p text:style-name="P43"><text:tab/><text:tab/><text:tab/><text:tab/>字段名称_<text:span text:style-name="T13">4</text:span>:<text:bookmark-start text:name="__DdeLink__8327_16314532861"/>目标税金<text:bookmark-end text:name="__DdeLink__8327_16314532861"/><text:tab/><text:tab/><text:span text:style-name="T15"> <text:s text:c="6"/></text:span>标签类型:数字框 非必填 默认<text:span text:style-name="T18">0.00</text:span></text:p>
      <text:p text:style-name="P21"><text:tab/><text:tab/><text:tab/><text:tab/>字段名称_<text:span text:style-name="T13">5</text:span>:<text:bookmark-start text:name="__DdeLink__8329_16314532861"/>计划税金<text:bookmark-end text:name="__DdeLink__8329_16314532861"/><text:span text:style-name="T15"> <text:s text:c="7"/></text:span>标签类型:数字框 非必填 默认<text:span text:style-name="T18">0.00</text:span></text:p>
      <text:p text:style-name="P21"><text:tab/><text:tab/><text:tab/><text:tab/>字段名称_<text:span text:style-name="T14">6</text:span>:<text:bookmark-start text:name="__DdeLink__8331_16314532861"/>实际税金<text:bookmark-end text:name="__DdeLink__8331_16314532861"/><text:tab/><text:tab/><text:tab/> 标签类型:数字框 非必填 默认<text:span text:style-name="T18">0.00 <text:s/></text:span></text:p>
      <text:p text:style-name="P6"/>
      <text:p text:style-name="P7"><text:tab/><text:tab/><text:tab/><text:span text:style-name="T2">功能名称_</text:span><text:span text:style-name="T3">4</text:span>:删除 功能类型: 删除</text:p>
      <text:p text:style-name="P7"><text:tab/><text:tab/><text:tab/><text:tab/>温馨提示：确定删除这条数据么？</text:p>
      <text:p text:style-name="P7"><text:tab/><text:tab/><text:tab/><text:span text:style-name="T2">功能名称_</text:span><text:span text:style-name="T4">5:分摊</text:span></text:p>
      <text:p text:style-name="P22"><text:tab/><text:tab/><text:tab/><text:tab/>字段名称_1:项目组<text:tab/><text:tab/><text:tab/><text:tab/>标签类型:手填下拉框 必填 </text:p>
      <text:p text:style-name="P22"><text:tab/><text:tab/><text:tab/><text:tab/>字段名称_2:比率 <text:tab/><text:tab/><text:tab/><text:tab/>标签类型:数字框 必填 默认<text:span text:style-name="T18">0.00</text:span></text:p>
      <text:p text:style-name="P25"><text:tab/><text:tab/><text:tab/><text:span text:style-name="T2">功能名称_</text:span><text:span text:style-name="T8">6</text:span><text:span text:style-name="T2">:</text:span>添加项目上税金 功能类型:编辑 </text:p>
      <text:p text:style-name="P26"><text:tab/><text:tab/><text:tab/><text:tab/><text:bookmark-start text:name="__DdeLink__25257_16314532861"/>字段名称_1:项目组<text:span text:style-name="T15"> <text:s text:c="6"/><text:tab/></text:span>标签类型:文本框 必填 <text:bookmark-end text:name="__DdeLink__25257_16314532861"/></text:p>
      <text:p text:style-name="P28"><text:tab/><text:tab/><text:tab/><text:tab/>字段名称_1:日期<text:span text:style-name="T15"><text:tab/> <text:s text:c="6"/><text:tab/></text:span>标签类型:日期框 <text:s/>必填</text:p>
      <text:p text:style-name="P25"><text:tab/><text:tab/><text:tab/><text:tab/>字段名称_2:<text:bookmark-start text:name="__DdeLink__8323_16314532862"/>税种<text:bookmark-end text:name="__DdeLink__8323_16314532862"/><text:span text:style-name="T15"> <text:s text:c="7"/><text:tab/></text:span>标签类型:文本框 必填 </text:p>
      <text:p text:style-name="P25"><text:tab/><text:tab/><text:tab/><text:tab/>字段名称_3:<text:bookmark-start text:name="__DdeLink__8325_16314532862"/>税率<text:bookmark-end text:name="__DdeLink__8325_16314532862"/><text:span text:style-name="T15"> <text:s text:c="6"/><text:tab/><text:tab/></text:span>标签类型:数字框 非必填 默认<text:span text:style-name="T18">0.00</text:span></text:p>
      <text:p text:style-name="P45"><text:tab/><text:tab/><text:tab/><text:tab/>字段名称_<text:span text:style-name="T13">4</text:span>:<text:bookmark-start text:name="__DdeLink__8327_16314532862"/>目标税金<text:bookmark-end text:name="__DdeLink__8327_16314532862"/><text:tab/><text:tab/><text:span text:style-name="T15"> <text:s text:c="6"/></text:span>标签类型:数字框 非必填 默认<text:span text:style-name="T18">0.00</text:span></text:p>
      <text:p text:style-name="P25"><text:tab/><text:tab/><text:tab/><text:tab/>字段名称_<text:span text:style-name="T13">5</text:span>:<text:bookmark-start text:name="__DdeLink__8329_16314532862"/>计划税金<text:bookmark-end text:name="__DdeLink__8329_16314532862"/><text:span text:style-name="T15"> <text:s text:c="7"/></text:span>标签类型:数字框 非必填 默认<text:span text:style-name="T18">0.00</text:span></text:p>
      <text:p text:style-name="P25"><text:tab/><text:tab/><text:tab/><text:tab/>字段名称_<text:span text:style-name="T14">6</text:span>:<text:bookmark-start text:name="__DdeLink__8331_16314532862"/>实际税金<text:bookmark-end text:name="__DdeLink__8331_16314532862"/><text:tab/><text:tab/><text:tab/> 标签类型:数字框 非必填 默认<text:span text:style-name="T18">0.00</text:span></text:p>
      <text:p text:style-name="P25"><text:tab/><text:tab/><text:tab/><text:tab/></text:p>
      <text:p text:style-name="P8"><text:tab/><text:tab/><text:tab/></text:p>
      <text:p text:style-name="P12"><text:soft-page-break/><text:tab/><text:tab/><text:tab/></text:p>
      <text:p text:style-name="P9"><text:tab/><text:tab/><text:tab/><text:bookmark-start text:name="__DdeLink__25322_1631453286"/><text:span text:style-name="T2">功能名称</text:span><text:span text:style-name="T6">6：公司汇总</text:span><text:bookmark-start text:name="__DdeLink__8359_1631453286"/></text:p>
      <text:p text:style-name="P13"><text:tab/><text:tab/><text:tab/><text:tab/><text:bookmark-start text:name="__DdeLink__8361_1631453286"/>搜索字段<text:span text:style-name="T16">1：开始日期 <text:s/>标签：日期框 （年月日）</text:span></text:p>
      <text:p text:style-name="P15"><text:tab/><text:tab/><text:tab/><text:tab/>搜索字段<text:span text:style-name="T16">1：结束日期 <text:s/>标签：日期框 （年月日）</text:span><text:bookmark-end text:name="__DdeLink__8359_1631453286"/></text:p>
      <text:p text:style-name="P32"><text:tab/><text:tab/><text:tab/><text:tab/>搜索字段2：公司 <text:s text:c="3"/>标签：手填下拉框</text:p>
      <text:p text:style-name="P14"/>
      <text:p text:style-name="P14"><text:tab/><text:tab/><text:tab/><text:tab/><text:bookmark-end text:name="__DdeLink__8361_1631453286"/> 汇总表头：（公司/日期/目标税金/计划税金/实际税金/差额/比率）</text:p>
      <text:p text:style-name="P23"><text:tab/><text:tab/><text:tab/><text:span text:style-name="T2">功能名称</text:span><text:span text:style-name="T7">7：税种汇总</text:span></text:p>
      <text:p text:style-name="P30"><text:tab/><text:tab/><text:tab/><text:tab/><text:bookmark-end text:name="__DdeLink__25322_1631453286"/>搜索字段<text:span text:style-name="T16">1：开始日期 <text:s/>标签：日期框 （年月日）</text:span></text:p>
      <text:p text:style-name="P30"><text:tab/><text:tab/><text:tab/><text:tab/>搜索字段<text:span text:style-name="T16">1：结束日期 <text:s/>标签：日期框 （年月日）</text:span></text:p>
      <text:p text:style-name="P34"><text:tab/><text:tab/><text:tab/><text:tab/>搜索字段2：<text:span text:style-name="T7">税种</text:span> <text:s text:c="3"/>标签：手填下拉框</text:p>
      <text:p text:style-name="P30"><text:tab/><text:tab/><text:tab/><text:tab/>汇总表头：（<text:span text:style-name="T7">税种</text:span>/日期/目标税金/计划税金/实际税金/差额/比率）</text:p>
      <text:p text:style-name="P23"><text:tab/><text:tab/><text:tab/><text:tab/></text:p>
      <text:p text:style-name="P33"><text:tab/><text:tab/><text:tab/><text:tab/> <text:s/></text:p>
      <text:p text:style-name="P24"><text:tab/><text:tab/><text:span text:style-name="T10">导航名_</text:span><text:span text:style-name="T11">2</text:span><text:span text:style-name="T10">:项目上税金</text:span></text:p>
      <text:p text:style-name="P24"><text:tab/><text:tab/><text:tab/><text:span text:style-name="T2">功能名字_1:</text:span>列表 <text:s/>功能类型:网格 (有网格)</text:p>
      <text:p text:style-name="P24"><text:tab/><text:tab/><text:tab/><text:tab/><text:span text:style-name="T1">加上一个字段 ：id <text:s/>文本框 <text:s text:c="3"/>设置隐藏</text:span></text:p>
      <text:p text:style-name="P24"><text:tab/><text:tab/><text:tab/><text:tab/>字段名称_1:<text:bookmark-start text:name="__DdeLink__25284_1631453286"/>项目组<text:bookmark-end text:name="__DdeLink__25284_1631453286"/></text:p>
      <text:p text:style-name="P24"><text:tab/><text:tab/><text:tab/><text:tab/>字段名称_2:日期</text:p>
      <text:p text:style-name="P24"><text:tab/><text:tab/><text:tab/><text:tab/>字段名称_3:税种</text:p>
      <text:p text:style-name="P44"><text:tab/><text:tab/><text:tab/><text:tab/>字段名称_<text:span text:style-name="T13">4</text:span>:税率</text:p>
      <text:p text:style-name="P24"><text:tab/><text:tab/><text:tab/><text:tab/>字段名称_<text:span text:style-name="T13">5</text:span>:目标税金</text:p>
      <text:p text:style-name="P24"><text:tab/><text:tab/><text:tab/><text:tab/>字段名称_<text:span text:style-name="T14">6</text:span>:计划税金</text:p>
      <text:p text:style-name="P24"><text:tab/><text:tab/><text:tab/><text:tab/>字段名称_<text:span text:style-name="T14">7</text:span>:实际税金</text:p>
      <text:p text:style-name="P24"><text:tab/><text:tab/><text:tab/><text:tab/>字段名称_<text:span text:style-name="T17">8:比率</text:span></text:p>
      <text:p text:style-name="P24"><text:tab/><text:tab/><text:tab/><text:tab/>字段名称_<text:span text:style-name="T17">9:差额</text:span></text:p>
      <text:p text:style-name="P38"/>
      <text:p text:style-name="P38"><text:tab/><text:tab/><text:tab/><text:span text:style-name="T5">功能名称_2:搜索</text:span><text:span text:style-name="T19"> 功能类型:编辑 </text:span></text:p>
      <text:p text:style-name="P39"><text:tab/><text:tab/><text:tab/><text:tab/>搜索<text:span text:style-name="T19">字段_1:项目组<text:tab/> <text:s text:c="6"/><text:tab/>标签类型:手填下拉框 非必填 </text:span></text:p>
      <text:p text:style-name="P24"><text:tab/><text:tab/></text:p>
      <text:p text:style-name="P24"><text:tab/><text:tab/><text:tab/></text:p>
      <text:p text:style-name="P44"><text:tab/><text:tab/><text:tab/><text:span text:style-name="T2">功能名称_3</text:span>:编辑 功能类型:编辑</text:p>
      <text:p text:style-name="P2"><text:tab/><text:tab/><text:tab/><text:tab/>加上一个字段 ：id <text:s/>文本框 <text:s text:c="3"/>设置隐藏</text:p>
      <text:p text:style-name="P24"><text:tab/><text:tab/><text:tab/><text:tab/>字段名称_1:公司<text:span text:style-name="T15"><text:tab/> <text:s text:c="6"/><text:tab/></text:span>标签类型:文本框 必填 </text:p>
      <text:p text:style-name="P29"><text:tab/><text:tab/><text:tab/><text:tab/>字段名称_1:日期<text:span text:style-name="T15"><text:tab/> <text:s text:c="6"/><text:tab/></text:span>标签类型:日期框 <text:s text:c="2"/>必填</text:p>
      <text:p text:style-name="P24"><text:tab/><text:tab/><text:tab/><text:tab/>字段名称_2:<text:bookmark-start text:name="__DdeLink__8323_163145328611"/>税种<text:bookmark-end text:name="__DdeLink__8323_163145328611"/><text:span text:style-name="T15"> <text:s text:c="7"/><text:tab/></text:span>标签类型:文本框 必填 </text:p>
      <text:p text:style-name="P24"><text:tab/><text:tab/><text:tab/><text:tab/>字段名称_3:<text:bookmark-start text:name="__DdeLink__8325_163145328611"/>税率<text:bookmark-end text:name="__DdeLink__8325_163145328611"/><text:span text:style-name="T15"> <text:s text:c="6"/><text:tab/><text:tab/></text:span>标签类型:数字框 非必填 默认<text:span text:style-name="T18">0.00</text:span></text:p>
      <text:p text:style-name="P44"><text:tab/><text:tab/><text:tab/><text:tab/>字段名称_<text:span text:style-name="T13">4</text:span>:<text:bookmark-start text:name="__DdeLink__8327_163145328611"/>目标税金<text:bookmark-end text:name="__DdeLink__8327_163145328611"/><text:tab/><text:tab/><text:span text:style-name="T15"> <text:s text:c="6"/></text:span>标签类型:数字框 非必填 默认<text:span text:style-name="T18">0.00</text:span></text:p>
      <text:p text:style-name="P24"><text:tab/><text:tab/><text:tab/><text:tab/>字段名称_<text:span text:style-name="T13">5</text:span>:<text:bookmark-start text:name="__DdeLink__8329_163145328611"/>计划税金<text:bookmark-end text:name="__DdeLink__8329_163145328611"/><text:span text:style-name="T15"> <text:s text:c="7"/></text:span>标签类型:数字框 非必填 默认<text:span text:style-name="T18">0.00</text:span></text:p>
      <text:p text:style-name="P24"><text:tab/><text:tab/><text:tab/><text:tab/>字段名称_<text:span text:style-name="T14">6</text:span>:<text:bookmark-start text:name="__DdeLink__8331_163145328611"/>实际税金<text:bookmark-end text:name="__DdeLink__8331_163145328611"/><text:tab/><text:tab/><text:tab/> 标签类型:数字框 非必填 默认<text:span text:style-name="T18">0.00 <text:s/></text:span></text:p>
      <text:p text:style-name="P24"/>
      <text:p text:style-name="P24"><text:tab/><text:tab/><text:tab/><text:span text:style-name="T2">功能名称_</text:span><text:span text:style-name="T3">4</text:span>:删除 功能类型: 删除</text:p>
      <text:p text:style-name="P24"><text:tab/><text:tab/><text:tab/><text:tab/>温馨提示：确定删除这条数据么？</text:p>
      <text:p text:style-name="P46"><text:tab/><text:tab/><text:tab/><text:span text:style-name="T2">功能名称</text:span><text:span text:style-name="T9">5</text:span><text:span text:style-name="T6">：项目组汇总</text:span><text:bookmark-start text:name="__DdeLink__8359_16314532861"/></text:p>
      <text:p text:style-name="P31"><text:tab/><text:tab/><text:tab/><text:tab/><text:bookmark-start text:name="__DdeLink__8361_16314532861"/><text:bookmark-end text:name="__DdeLink__8359_16314532861"/>搜索字段<text:span text:style-name="T16">1：开始日期 <text:s/>标签：日期框 （年月日）</text:span></text:p>
      <text:p text:style-name="P31"><text:tab/><text:tab/><text:tab/><text:tab/>搜索字段<text:span text:style-name="T16">1：结束日期 <text:s/>标签：日期框 （年月日）</text:span></text:p>
      <text:p text:style-name="P35"><text:tab/><text:tab/><text:tab/><text:tab/>搜索字段2：<text:span text:style-name="T6">项目组</text:span> <text:s text:c="3"/>标签：手填下拉框</text:p>
      <text:p text:style-name="P31"/>
      <text:p text:style-name="P31"><text:tab/><text:tab/><text:tab/><text:tab/><text:bookmark-end text:name="__DdeLink__8361_16314532861"/> 汇总表头：（<text:span text:style-name="T6">项目组</text:span>/日期/目标税金/计划税金/实际税金/差额/比率）</text:p>
      <text:p text:style-name="P27"><text:tab/><text:tab/><text:tab/><text:span text:style-name="T2">功能名称</text:span><text:span text:style-name="T7">7：税种汇总</text:span></text:p>
      <text:p text:style-name="P47"><text:tab/><text:tab/><text:tab/><text:tab/>搜索字段<text:span text:style-name="T16">1：开始日期 <text:s/>标签：日期框 （年月日）</text:span></text:p>
      <text:p text:style-name="P30"><text:tab/><text:tab/><text:tab/><text:tab/>搜索字段<text:span text:style-name="T16">1：结束日期 <text:s/>标签：日期框 （年月日）</text:span></text:p>
      <text:p text:style-name="P34"><text:tab/><text:tab/><text:tab/><text:tab/>搜索字段2：<text:span text:style-name="T7">税种</text:span> <text:s text:c="3"/>标签：手填下拉框</text:p>
      <text:p text:style-name="P48"><text:tab/><text:tab/><text:tab/><text:tab/>汇总表头：（<text:span text:style-name="T7">税种</text:span>/日期/目标税金/计划税金/实际税金/差额/比率）</text:p>
      <text:p text:style-name="P48"><text:soft-page-break/></text:p>
      <text:p text:style-name="P49"><text:tab/><text:tab/><text:span text:style-name="T20">新增：模块设置导航权限</text:span></text:p>
      <text:p text:style-name="P50"><text:tab/><text:tab/><text:tab/>下拉导航权限</text:p>
      <text:p text:style-name="P50"><text:tab/><text:tab/><text:tab/>功能导航权限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6-29T11:25:05.029709955</dc:date>
    <meta:editing-duration>P5DT19H29M49S</meta:editing-duration>
    <meta:editing-cycles>593</meta:editing-cycles>
    <meta:generator>LibreOffice/5.1.6.2.0$Linux_X86_64 LibreOffice_project/10$Build-2</meta:generator>
    <meta:document-statistic meta:table-count="0" meta:image-count="0" meta:object-count="0" meta:page-count="3" meta:paragraph-count="104" meta:word-count="1508" meta:character-count="2483" meta:non-whitespace-character-count="1691"/>
  </office:meta>
</office:document-meta>
</file>